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 style:data-style-name="N11"/>
    <style:style style:name="ce24" style:family="table-cell" style:parent-style-name="Default"/>
    <style:style style:name="ce18" style:family="table-cell" style:parent-style-name="Default" style:data-style-name="N11"/>
    <style:style style:name="ce17" style:family="table-cell" style:parent-style-name="Default"/>
    <style:style style:name="ce19" style:family="table-cell" style:parent-style-name="Default"/>
    <style:style style:name="ce10" style:family="table-cell" style:parent-style-name="Default"/>
    <style:style style:name="ce25" style:family="table-cell" style:parent-style-name="Default"/>
    <style:style style:name="ce26" style:family="table-cell" style:parent-style-name="Default" style:data-style-name="N11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2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880" calcext:value-type="float">
            <text:p>688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613" calcext:value-type="float">
            <text:p>61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050" calcext:value-type="float">
            <text:p>1050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000" calcext:value-type="float">
            <text:p>9000</text:p>
          </table:table-cell>
          <table:table-cell office:value-type="float" office:value="2400" calcext:value-type="float">
            <text:p>2400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16000" calcext:value-type="float">
            <text:p>1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32400" calcext:value-type="float">
            <text:p>32400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5620" calcext:value-type="float">
            <text:p>5620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7"/>
        <table:table-column table:style-name="co1" table:default-cell-style-name="ce19"/>
        <table:table-column table:style-name="co1" table:default-cell-style-name="ce10"/>
        <table:table-column table:style-name="co1" table:default-cell-style-name="ce25"/>
        <table:table-column table:style-name="co1" table:default-cell-style-name="ce26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1140" calcext:value-type="float">
            <text:p>1140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030" calcext:value-type="float">
            <text:p>1030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1690" calcext:value-type="float">
            <text:p>1690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5720" calcext:value-type="float">
            <text:p>572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8440" calcext:value-type="float">
            <text:p>8440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6"/>
        <table:table-column table:style-name="co1" table:default-cell-style-name="ce20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12:11:35.3351151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1T12:18:38.656929027</dc:date>
    <meta:editing-duration>PT7H10M19S</meta:editing-duration>
    <meta:editing-cycles>15</meta:editing-cycles>
    <meta:generator>LibreOffice/7.6.6.3$Linux_X86_64 LibreOffice_project/60$Build-3</meta:generator>
    <meta:document-statistic meta:table-count="3" meta:cell-count="126" meta:object-count="0"/>
  </office:meta>
</office:document-meta>
</file>